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89.39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109.82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65.35mm"/>
    </style:style>
    <style:style style:name="co10" style:family="table-column">
      <style:table-column-properties fo:break-before="auto" style:column-width="57.4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112.01mm"/>
    </style:style>
    <style:style style:name="co15" style:family="table-column">
      <style:table-column-properties fo:break-before="auto" style:column-width="46.92mm"/>
    </style:style>
    <style:style style:name="co16" style:family="table-column">
      <style:table-column-properties fo:break-before="auto" style:column-width="43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unter-pneumatic-v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eference Type</text:p>
          </table:table-cell>
          <table:table-cell table:style-name="Default" office:value-type="string" calcext:value-type="string">
            <text:p><text:s/>Quantity</text:p>
          </table:table-cell>
          <table:table-cell office:value-type="string" calcext:value-type="string">
            <text:p><text:s/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BOM</text:p>
          </table:table-cell>
          <table:table-cell office:value-type="string" calcext:value-type="string">
            <text:p><text:s/>MPN</text:p>
          </table:table-cell>
          <table:table-cell table:number-columns-repeated="2"/>
          <table:table-cell office:value-type="string" calcext:value-type="string">
            <text:p>Цена</text:p>
          </table:table-cell>
          <table:table-cell office:value-type="string" calcext:value-type="string">
            <text:p><text:s/>Manuf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T1,</text:p>
          </table:table-cell>
          <table:table-cell table:style-name="ce1" office:value-type="string" calcext:value-type="string">
            <text:p>18650</text:p>
          </table:table-cell>
          <table:table-cell office:value-type="string" calcext:value-type="string">
            <text:p>Battery:BatteryHolder_Keystone_1042_1x18650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Батарейный отсек KEYS1042 / 18650 x1 smd</text:p>
          </table:table-cell>
          <table:table-cell office:value-type="string" calcext:value-type="string">
            <text:p><text:a xlink:href="http://www.belchip.by/product/?selected_product=07450" xlink:type="simple">http://www.belchip.by/product/?selected_product=07450</text:a></text:p>
          </table:table-cell>
          <table:table-cell office:value-type="float" office:value="8.86" calcext:value-type="float">
            <text:p>8,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T2,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ies_KLS:KLS5-CR2032-04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Батарейный отсек KLS5-CR2032-04 / 2032 на плату вертикальный</text:p>
          </table:table-cell>
          <table:table-cell office:value-type="string" calcext:value-type="string">
            <text:p><text:a xlink:href="http://www.belchip.by/product/?selected_product=02557" xlink:type="simple">http://www.belchip.by/product/?selected_product=02557</text:a></text:p>
          </table:table-cell>
          <table:table-cell office:value-type="float" office:value="0.82" calcext:value-type="float">
            <text:p>0,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8,C9,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Capacitor_SMD:C_0805_2012Metric_Pad1.29x1.40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7,C4,C5,C6,</text:p>
          </table:table-cell>
          <table:table-cell office:value-type="string" calcext:value-type="string">
            <text:p>0,1uF</text:p>
          </table:table-cell>
          <table:table-cell office:value-type="string" calcext:value-type="string">
            <text:p>Capacitor_SMD:C_0805_2012Metric_Pad1.29x1.40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2,C1,C3,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29x1.40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N1,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Pin_Headers:Pin_Header_Straight_2x03_Pitch2.54m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1,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2,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1,</text:p>
          </table:table-cell>
          <table:table-cell office:value-type="string" calcext:value-type="string">
            <text:p>Conn_01x06_Female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3,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Connector_Card:SD_TE_2041021</text:p>
          </table:table-cell>
          <table:table-cell office:value-type="string" calcext:value-type="string">
            <text:p>http://portal.fciconnect.com/Comergent//fci/drawing/10067847.pdf</text:p>
          </table:table-cell>
          <table:table-cell table:number-columns-repeated="2"/>
          <table:table-cell office:value-type="string" calcext:value-type="string">
            <text:p>Держатель карт памяти SD-02</text:p>
          </table:table-cell>
          <table:table-cell office:value-type="string" calcext:value-type="string">
            <text:p><text:a xlink:href="http://www.belchip.by/product/?selected_product=04945" xlink:type="simple">http://www.belchip.by/product/?selected_product=04945</text:a></text:p>
          </table:table-cell>
          <table:table-cell office:value-type="float" office:value="0.94" calcext:value-type="float">
            <text:p>0,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K1,MK3,MK5,MK6,MK4,MK2,MK7,MK9,MK10,MK8,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Hole:MountingHole_3.2mm_M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1,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9x1.40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5,R4,R3,R2,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805_2012Metric_Pad1.29x1.40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7,R9,R6,R8,R1,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29x1.40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0,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9x1.40mm_HandSolder</text:p>
          </table:table-cell>
          <table:table-cell office:value-type="string" calcext:value-type="string">
            <text:p>~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W2,SW1,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EVPB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,</text:p>
          </table:table-cell>
          <table:table-cell office:value-type="string" calcext:value-type="string">
            <text:p>ATMEGA328-AU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http://www.atmel.com/images/Atmel-8271-8-bit-AVR-Microcontroller-ATmega48A-48PA-88A-88PA-168A-168PA-328-328P_datasheet_Complete.pdf</text:p>
          </table:table-cell>
          <table:table-cell office:value-type="string" calcext:value-type="string">
            <text:p>Microchip ATMEGA328-AU</text:p>
          </table:table-cell>
          <table:table-cell office:value-type="string" calcext:value-type="string">
            <text:p>ATMEGA328-AU</text:p>
          </table:table-cell>
          <table:table-cell office:value-type="string" calcext:value-type="string">
            <text:p>Микроконтроллер ATMEGA328P-AU / TQFP32</text:p>
          </table:table-cell>
          <table:table-cell office:value-type="string" calcext:value-type="string">
            <text:p><text:a xlink:href="http://www.belchip.by/product/?selected_product=06811" xlink:type="simple">http://www.belchip.by/product/?selected_product=06811</text:a></text:p>
          </table:table-cell>
          <table:table-cell office:value-type="float" office:value="7.68" calcext:value-type="float">
            <text:p>7,68</text:p>
          </table:table-cell>
          <table:table-cell office:value-type="string" calcext:value-type="string">
            <text:p>Microch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8,</text:p>
          </table:table-cell>
          <table:table-cell office:value-type="string" calcext:value-type="string">
            <text:p>DS1338Z-3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datasheets.maximintegrated.com/en/ds/DS1338-DS1338Z.pdf</text:p>
          </table:table-cell>
          <table:table-cell table:number-columns-repeated="2"/>
          <table:table-cell office:value-type="string" calcext:value-type="string">
            <text:p>Часы реального времени DS1338Z-33+T&amp;R / SO8</text:p>
          </table:table-cell>
          <table:table-cell office:value-type="string" calcext:value-type="string">
            <text:p><text:a xlink:href="http://www.belchip.by/product/?selected_product=17914" xlink:type="simple">http://www.belchip.by/product/?selected_product=17914</text:a></text:p>
          </table:table-cell>
          <table:table-cell office:value-type="float" office:value="5.53" calcext:value-type="float">
            <text:p>5,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,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lm358.pdf</text:p>
          </table:table-cell>
          <table:table-cell table:number-columns-repeated="2"/>
          <table:table-cell office:value-type="string" calcext:value-type="string">
            <text:p>Операционный усилитель LM358DR2G / SO-8</text:p>
          </table:table-cell>
          <table:table-cell office:value-type="string" calcext:value-type="string">
            <text:p><text:a xlink:href="http://www.belchip.by/product/?selected_product=15978" xlink:type="simple">http://www.belchip.by/product/?selected_product=15978</text:a></text:p>
          </table:table-cell>
          <table:table-cell office:value-type="float" office:value="0.24" calcext:value-type="float">
            <text:p>0,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,</text:p>
          </table:table-cell>
          <table:table-cell office:value-type="string" calcext:value-type="string">
            <text:p>MCP1700-3302E_SOT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1.microchip.com/downloads/en/DeviceDoc/20001826C.pdf</text:p>
          </table:table-cell>
          <table:table-cell table:number-columns-repeated="2"/>
          <table:table-cell office:value-type="string" calcext:value-type="string">
            <text:p>MCP1700T-3302E/TT, Регулятор напряжения с низким током покоя и малым падением напряжения, 1.6мкА, 1.2В…5В, [SOT-23-3L]</text:p>
          </table:table-cell>
          <table:table-cell office:value-type="string" calcext:value-type="string">
            <text:p><text:a xlink:href="https://www.ru-chipdip.by/product/mcp1700t-3302e-tt?from=suggest_product" xlink:type="simple">https://www.ru-chipdip.by/product/mcp1700t-3302e-tt?from=suggest_product</text:a></text:p>
          </table:table-cell>
          <table:table-cell office:value-type="float" office:value="0.8" calcext:value-type="float">
            <text:p>0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2,U1,</text:p>
          </table:table-cell>
          <table:table-cell office:value-type="string" calcext:value-type="string">
            <text:p>MPX10DP</text:p>
          </table:table-cell>
          <table:table-cell office:value-type="string" calcext:value-type="string">
            <text:p>MPX10DP:MPX10DP_Horizontal</text:p>
          </table:table-cell>
          <table:table-cell office:value-type="string" calcext:value-type="string">
            <text:p>7.45 USD</text:p>
          </table:table-cell>
          <table:table-cell table:number-columns-repeated="6"/>
          <table:table-cell office:value-type="string" calcext:value-type="string">
            <text:p>MPX10DP</text:p>
          </table:table-cell>
          <table:table-cell office:value-type="string" calcext:value-type="string">
            <text:p>Pressure Sensor 0kPa to 10kPa Differential 4-Pin Case 344C-01 Tray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SIP-4 NXP Semiconductors</text:p>
          </table:table-cell>
          <table:table-cell office:value-type="string" calcext:value-type="string">
            <text:p>Freescale Semiconducto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,</text:p>
          </table:table-cell>
          <table:table-cell office:value-type="string" calcext:value-type="string">
            <text:p>NCP551SN33T1G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://ww1.microchip.com/downloads/en/DeviceDoc/MIC550X.pd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Y2,</text:p>
          </table:table-cell>
          <table:table-cell office:value-type="string" calcext:value-type="string">
            <text:p>32768 Hz</text:p>
          </table:table-cell>
          <table:table-cell office:value-type="string" calcext:value-type="string">
            <text:p>Crystal:Crystal_C38-LF_D3.0mm_L8.0mm_Horizontal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Резонатор кварцевый часовой 32.768 кГц KX-38T 12.5pF 10ppm / 3х8, Темп. диапазон: -40/+85С</text:p>
          </table:table-cell>
          <table:table-cell office:value-type="string" calcext:value-type="string">
            <text:p><text:a xlink:href="http://www.belchip.by/product/?selected_product=33161" xlink:type="simple">http://www.belchip.by/product/?selected_product=33161</text:a></text:p>
          </table:table-cell>
          <table:table-cell office:value-type="float" office:value="0.58" calcext:value-type="float">
            <text:p>0,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Y1,</text:p>
          </table:table-cell>
          <table:table-cell office:value-type="string" calcext:value-type="string">
            <text:p>12 MHz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Резонатор кварцевый 12.000000 МГц HC-49US / KX-3H 12.0 MHz</text:p>
          </table:table-cell>
          <table:table-cell office:value-type="string" calcext:value-type="string">
            <text:p><text:a xlink:href="http://www.belchip.by/product/?selected_product=33232" xlink:type="simple">http://www.belchip.by/product/?selected_product=33232</text:a></text:p>
          </table:table-cell>
          <table:table-cell office:value-type="float" office:value="0.67" calcext:value-type="float">
            <text:p>0,67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6"/>
          <table:table-cell office:value-type="string" calcext:value-type="string">
            <text:p>Линейный стабилизатор напряжения MCP1702T-3302E/CB / 3.3В, 0.25A, SOT-23-3</text:p>
          </table:table-cell>
          <table:table-cell office:value-type="string" calcext:value-type="string">
            <text:p><text:a xlink:href="http://www.belchip.by/product/?selected_product=29396" xlink:type="simple">http://www.belchip.by/product/?selected_product=29396</text:a></text:p>
          </table:table-cell>
          <table:table-cell office:value-type="float" office:value="1.94" calcext:value-type="float">
            <text:p>1,94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8"/>
          <table:table-cell table:formula="of:=SUM([.K2:.K32])" office:value-type="float" office:value="28.06" calcext:value-type="float">
            <text:p>28,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e" fo:country="BY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аро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.00.0000</text:date>, <text:time>00:00:00</text:time></text:p>
        </style:region-right>
      </style:header>
      <style:header-left style:display="false"/>
      <style:footer>
        <text:p>Старо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3:27:26.683667065</dc:date>
    <dc:creator>Yauhen Kharuzhy</dc:creator>
    <meta:editing-duration>P4DT2H16M17S</meta:editing-duration>
    <meta:editing-cycles>4</meta:editing-cycles>
    <meta:generator>LibreOffice/6.0.4.1$Linux_X86_64 LibreOffice_project/00m0$Build-1</meta:generator>
    <meta:document-statistic meta:table-count="1" meta:cell-count="195" meta:object-count="0"/>
  </office:meta>
</office:document-meta>
</file>